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nstance.getValue( ObjectModel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rameterInstance.ParameterInstance( ParsingContext parsingContext , StartElement raw , Attributes attrs , Stack sta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ameterInstan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nstance.getExpressionValue( Subst expr , ObjectModel object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rameterInstance.ParameterInstance( Attribu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